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19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244cm" svg:y2="7.477cm" draw:start-shape="id1" draw:start-glue-point="3" svg:d="M23494 9226l750-174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circle draw:style-name="gr2" draw:text-style-name="P1" draw:layer="layout" svg:width="4.516cm" svg:height="4.516cm" svg:x="7.334cm" svg:y="11.979cm">
          <text:p/>
        </draw:circle>
        <draw:circle draw:name="Circle unchecked" draw:style-name="gr4" draw:text-style-name="P1" draw:layer="layout" svg:width="3.21cm" svg:height="3.21cm" svg:x="7.987cm" svg:y="12.632cm">
          <text:p/>
        </draw:circle>
        <draw:g>
          <draw:g>
            <draw:connector draw:style-name="gr5" draw:text-style-name="P1" xml:id="id2" draw:id="id2" draw:layer="layout" draw:type="line" svg:x1="8.782cm" svg:y1="14.128cm" svg:x2="9.652cm" svg:y2="15.112cm" svg:d="M8782 14128l870 984">
              <text:p/>
            </draw:connector>
            <draw:connector draw:style-name="gr6" draw:text-style-name="P1" draw:layer="layout" draw:type="line" svg:x1="9.652cm" svg:y1="15.112cm" svg:x2="10.402cm" svg:y2="13.363cm" draw:start-shape="id2" draw:start-glue-point="3" svg:d="M9652 15112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1T10:57:36</dc:date>
    <meta:editing-duration>PT4H9M21S</meta:editing-duration>
    <meta:editing-cycles>83</meta:editing-cycles>
    <meta:generator>OpenOffice/4.1.4$Unix OpenOffice.org_project/414m5$Build-9788</meta:generator>
    <meta:document-statistic meta:object-count="20"/>
  </office:meta>
</office:document-meta>
</file>